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000000" draw:marker-start-width="0.406cm" draw:marker-end-width="0.406cm" draw:fill="gradient" draw:textarea-horizontal-align="justify" draw:textarea-vertical-align="middle" draw:auto-grow-height="false" fo:min-height="0cm" fo:min-width="0cm" fo:padding-top="0.163cm" fo:padding-bottom="0.163cm" fo:padding-left="0.288cm" fo:padding-right="0.288cm" draw:shadow="hidden" draw:shadow-offset-x="0.305cm" draw:shadow-offset-y="0.305cm" draw:shadow-opacity="35%"/>
    </style:style>
    <style:style style:name="gr2" style:family="graphic" style:parent-style-name="standard">
      <style:graphic-properties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3" style:family="graphic" style:parent-style-name="standard">
      <style:graphic-properties draw:stroke="dash" draw:stroke-dash="Fine_20_Dashed" svg:stroke-width="0.127cm" draw:marker-start-width="0.483cm" draw:marker-end-width="0.483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family="Symbol" fo:font-size="12pt"/>
    </style:style>
    <style:style style:name="T3" style:family="text">
      <style:text-properties style:text-position="-33% 58%" fo:font-size="12pt" fo:font-style="italic"/>
    </style:style>
    <style:style style:name="T4" style:family="text">
      <style:text-properties style:text-position="-33% 58%" fo:font-size="12pt"/>
    </style:style>
    <style:style style:name="T5" style:family="text">
      <style:text-properties style:text-position="0% 100%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.575cm" svg:x="11.05cm" svg:y="0.942cm">
          <text:p/>
          <draw:enhanced-geometry svg:viewBox="0 0 21600 21600" draw:extrusion="true" draw:extrusion-depth="0.0762cm 0" draw:extrusion-rotation-angle="-185 -10" draw:extrusion-brightness="6%" draw:extrusion-light-face="true" draw:extrusion-first-light-harsh="true" draw:extrusion-second-light-harsh="true" draw:extrusion-first-light-level="79%" draw:extrusion-second-light-level="21%" dr3d:shade-mode="flat" draw:extrusion-metal="false" draw:extrusion-specularity="0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1" draw:text-style-name="P1" draw:layer="layout" svg:width="3.9cm" svg:height="2.575cm" svg:x="0.85cm" svg:y="1.04cm">
          <text:p/>
          <draw:enhanced-geometry svg:viewBox="0 0 21600 21600" draw:extrusion="true" draw:extrusion-depth="0.0762cm 0" draw:extrusion-rotation-angle="-10 -80" draw:extrusion-brightness="6%" draw:extrusion-light-face="true" draw:extrusion-first-light-harsh="true" draw:extrusion-second-light-harsh="true" draw:extrusion-first-light-level="79%" draw:extrusion-second-light-level="21%" dr3d:shade-mode="flat" draw:extrusion-metal="false" draw:extrusion-specularity="0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" draw:text-style-name="P1" draw:layer="layout" svg:width="3.175cm" svg:height="2.54cm" svg:x="1.145cm" svg:y="1.045cm">
          <text:p/>
          <draw:enhanced-geometry svg:viewBox="0 0 21600 21600" draw:glue-points="10800 0 0 10800 10800 21600 21600 10800" draw:text-areas="?f3 ?f3 ?f4 ?f4" draw:extrusion="true" draw:extrusion-depth="0.0762cm 0" draw:extrusion-rotation-angle="90 -5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2.002cm" svg:x="1.728cm" svg:y="1.325cm">
          <text:p/>
          <draw:enhanced-geometry svg:viewBox="0 0 21600 21600" draw:glue-points="10800 0 3160 3160 0 10800 3160 18440 10800 21600 18440 18440 21600 10800 18440 3160" draw:text-areas="3200 3200 18400 18400" draw:extrusion="true" draw:extrusion-depth="0.0762cm 0" draw:extrusion-rotation-angle="90 -5" draw:type="ellipse"/>
        </draw:custom-shape>
        <draw:custom-shape draw:style-name="gr2" draw:text-style-name="P1" draw:layer="layout" svg:width="3.175cm" svg:height="2.54cm" svg:x="11.345cm" svg:y="0.745cm">
          <text:p/>
          <draw:enhanced-geometry svg:viewBox="0 0 21600 21600" draw:extrusion="true" draw:extrusion-depth="0.127cm 0" draw:extrusion-rotation-angle="65 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2.002cm" svg:x="11.928cm" svg:y="1.025cm">
          <text:p/>
          <draw:enhanced-geometry svg:viewBox="0 0 21600 21600" draw:extrusion="true" draw:extrusion-depth="0.127cm 0" draw:extrusion-rotation-angle="65 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27cm" svg:height="0.227cm" svg:x="12.848cm" svg:y="1.928cm">
          <text:p/>
          <draw:enhanced-geometry svg:viewBox="0 0 21600 21600" draw:extrusion="true" draw:extrusion-depth="0.127cm 0" draw:extrusion-rotation-angle="65 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3.745cm" svg:height="1.817cm" svg:x="11.195cm" svg:y="3.933cm">
          <draw:text-box>
            <text:p text:style-name="P2"><text:span text:style-name="T1">The only </text:span><text:span text:style-name="T2">s</text:span><text:span text:style-name="T3">h</text:span><text:span text:style-name="T1"> plane</text:span></text:p>
            <text:p text:style-name="P2"><text:span text:style-name="T1">containing all the</text:span></text:p>
            <text:p text:style-name="P2"><text:span text:style-name="T1">carbon atoms</text:span></text:p>
          </draw:text-box>
        </draw:frame>
        <draw:frame draw:style-name="gr5" draw:text-style-name="P3" draw:layer="layout" svg:width="4.735cm" svg:height="1.817cm" svg:x="0.487cm" svg:y="3.933cm">
          <draw:text-box>
            <text:p text:style-name="P2"><text:span text:style-name="T1">One of the </text:span><text:span text:style-name="T2">s</text:span><text:span text:style-name="T3">d</text:span><text:span text:style-name="T4"> </text:span><text:span text:style-name="T5">planes</text:span></text:p>
            <text:p text:style-name="P2"><text:span text:style-name="T5">going through only</text:span></text:p>
            <text:p text:style-name="P2"><text:span text:style-name="T5">the center of symmetry</text:span></text:p>
          </draw:text-box>
        </draw:frame>
        <draw:frame draw:style-name="gr5" draw:text-style-name="P3" draw:layer="layout" svg:width="5.027cm" svg:height="1.817cm" svg:x="5.896cm" svg:y="3.933cm">
          <draw:text-box>
            <text:p text:style-name="P2"><text:span text:style-name="T1">One of the </text:span><text:span text:style-name="T2">s</text:span><text:span text:style-name="T3">v</text:span><text:span text:style-name="T4"> </text:span><text:span text:style-name="T5">planes</text:span></text:p>
            <text:p text:style-name="P2"><text:span text:style-name="T5">going through the center</text:span></text:p>
            <text:p text:style-name="P2"><text:span text:style-name="T5">and the two carbons</text:span></text:p>
          </draw:text-box>
        </draw:frame>
        <draw:custom-shape draw:style-name="gr4" draw:text-style-name="P1" draw:layer="layout" svg:width="0.227cm" svg:height="0.227cm" svg:x="2.654cm" svg:y="2.157cm">
          <text:p/>
          <draw:enhanced-geometry svg:viewBox="0 0 21600 21600" draw:glue-points="10800 0 3160 3160 0 10800 3160 18440 10800 21600 18440 18440 21600 10800 18440 3160" draw:text-areas="3200 3200 18400 18400" draw:extrusion="true" draw:extrusion-depth="0.0508cm 0" draw:extrusion-rotation-angle="20 0" draw:type="ellipse"/>
        </draw:custom-shape>
        <draw:custom-shape draw:style-name="gr1" draw:text-style-name="P1" draw:layer="layout" svg:width="3.9cm" svg:height="2.575cm" svg:x="6.25cm" svg:y="0.941cm">
          <text:p/>
          <draw:enhanced-geometry svg:viewBox="0 0 21600 21600" draw:extrusion="true" draw:extrusion-depth="0.0762cm 0" draw:extrusion-rotation-angle="-20 -50" draw:extrusion-brightness="6%" draw:extrusion-light-face="true" draw:extrusion-first-light-harsh="true" draw:extrusion-second-light-harsh="true" draw:extrusion-first-light-level="79%" draw:extrusion-second-light-level="21%" dr3d:shade-mode="flat" draw:extrusion-metal="false" draw:extrusion-specularity="0%" draw:extrusion-diffusion="0%" draw:extrusion-viewpoint="(0cm 0cm 25cm)" draw:extrusion-origin="0 0" draw:extrusion-skew="0 0" draw:type="rectangle" draw:enhanced-path="M 0 0 L 21600 0 21600 21600 0 21600 0 0 Z N"/>
        </draw:custom-shape>
        <draw:custom-shape draw:style-name="gr2" draw:text-style-name="P1" draw:layer="layout" svg:width="3.175cm" svg:height="2.54cm" svg:x="6.545cm" svg:y="1.046cm">
          <text:p/>
          <draw:enhanced-geometry svg:viewBox="0 0 21600 21600" draw:glue-points="10800 0 0 10800 10800 21600 21600 10800" draw:text-areas="?f3 ?f3 ?f4 ?f4" draw:extrusion="true" draw:extrusion-depth="0.0762cm 0" draw:extrusion-rotation-angle="90 -5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2.002cm" svg:x="7.128cm" svg:y="1.326cm">
          <text:p/>
          <draw:enhanced-geometry svg:viewBox="0 0 21600 21600" draw:glue-points="10800 0 3160 3160 0 10800 3160 18440 10800 21600 18440 18440 21600 10800 18440 3160" draw:text-areas="3200 3200 18400 18400" draw:extrusion="true" draw:extrusion-depth="0.0762cm 0" draw:extrusion-rotation-angle="90 -5" draw:type="ellipse"/>
        </draw:custom-shape>
        <draw:custom-shape draw:style-name="gr4" draw:text-style-name="P1" draw:layer="layout" svg:width="0.227cm" svg:height="0.227cm" svg:x="8.054cm" svg:y="2.258cm">
          <text:p/>
          <draw:enhanced-geometry svg:viewBox="0 0 21600 21600" draw:glue-points="10800 0 3160 3160 0 10800 3160 18440 10800 21600 18440 18440 21600 10800 18440 3160" draw:text-areas="3200 3200 18400 18400" draw:extrusion="true" draw:extrusion-depth="0.0508cm 0" draw:extrusion-rotation-angle="20 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3T19:44:05</dc:date>
    <dc:language>en-US</dc:language>
    <meta:editing-cycles>41</meta:editing-cycles>
    <meta:editing-duration>PT1H38M1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